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izardPage.onCanc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izardPage.updatePanel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izardPage.onBa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izardPage.WizardP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WizardPage.on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